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rammarPoolImpl.XMLGrammarPoolImpl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GrammarPoolImpl.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oolImpl.retrieveInitialGrammarSet( String grammar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try.Entry( int hash , XMLGrammarDescription desc , Grammar grammar , Entry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GrammarPoolImpl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GrammarPoolImpl.XMLGrammarPool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GrammarPoolImpl.un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oolImpl.cacheGrammars( String grammarType , Grammar [ ] gramma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ammarPoolImpl.removeGrammar( XMLGrammarDescription des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GrammarPoolImpl.getGrammar( XMLGrammarDescription des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ry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GrammarPoolImpl.hashCode( XMLGrammar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oolImpl.equals( XMLGrammarDescription desc1 , XMLGrammarDescription desc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oolImpl.putGrammar( Grammar gramm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GrammarPoolImpl.containsGrammar( XMLGrammarDescription des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GrammarPoolImpl.retrieveGrammar( XMLGrammarDescription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